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20" table:style-name="ta1">
        <table:shapes>
          <draw:frame draw:z-index="0" draw:style-name="gr1" draw:text-style-name="P1" svg:width="159.99mm" svg:height="89.99mm" svg:x="126.01mm" svg:y="1mm">
            <loext:p draw:notify-on-update-of-ranges="test220.G1:test220.G1 test220.G2:test220.G11 test220.C1:test220.C1 test220.C2:test220.C11 test220.G1:test220.G1 test220.G2:test220.G11 test220.D1:test220.D1 test220.D2:test220.D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38:30</text:p>
          </table:table-cell>
          <table:table-cell office:value-type="float" office:value="0.075783" calcext:value-type="float">
            <text:p>0.075783</text:p>
          </table:table-cell>
          <table:table-cell office:value-type="float" office:value="0.012824" calcext:value-type="float">
            <text:p>0.012824</text:p>
          </table:table-cell>
          <table:table-cell office:value-type="float" office:value="0" calcext:value-type="float">
            <text:p>0</text:p>
          </table:table-cell>
          <table:table-cell office:value-type="float" office:value="157754" calcext:value-type="float">
            <text:p>157754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38:31</text:p>
          </table:table-cell>
          <table:table-cell office:value-type="float" office:value="0.039783" calcext:value-type="float">
            <text:p>0.039783</text:p>
          </table:table-cell>
          <table:table-cell office:value-type="float" office:value="0.008286" calcext:value-type="float">
            <text:p>0.008286</text:p>
          </table:table-cell>
          <table:table-cell office:value-type="float" office:value="0" calcext:value-type="float">
            <text:p>0</text:p>
          </table:table-cell>
          <table:table-cell office:value-type="float" office:value="140467" calcext:value-type="float">
            <text:p>140467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38:32</text:p>
          </table:table-cell>
          <table:table-cell office:value-type="float" office:value="0.043125" calcext:value-type="float">
            <text:p>0.043125</text:p>
          </table:table-cell>
          <table:table-cell office:value-type="float" office:value="0.009014" calcext:value-type="float">
            <text:p>0.009014</text:p>
          </table:table-cell>
          <table:table-cell office:value-type="float" office:value="0" calcext:value-type="float">
            <text:p>0</text:p>
          </table:table-cell>
          <table:table-cell office:value-type="float" office:value="144804" calcext:value-type="float">
            <text:p>14480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38:33</text:p>
          </table:table-cell>
          <table:table-cell office:value-type="float" office:value="0.059958" calcext:value-type="float">
            <text:p>0.059958</text:p>
          </table:table-cell>
          <table:table-cell office:value-type="float" office:value="0.010283" calcext:value-type="float">
            <text:p>0.010283</text:p>
          </table:table-cell>
          <table:table-cell office:value-type="float" office:value="0" calcext:value-type="float">
            <text:p>0</text:p>
          </table:table-cell>
          <table:table-cell office:value-type="float" office:value="156094" calcext:value-type="float">
            <text:p>15609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38:34</text:p>
          </table:table-cell>
          <table:table-cell office:value-type="float" office:value="0.062273" calcext:value-type="float">
            <text:p>0.062273</text:p>
          </table:table-cell>
          <table:table-cell office:value-type="float" office:value="0.011713" calcext:value-type="float">
            <text:p>0.011713</text:p>
          </table:table-cell>
          <table:table-cell office:value-type="float" office:value="0" calcext:value-type="float">
            <text:p>0</text:p>
          </table:table-cell>
          <table:table-cell office:value-type="float" office:value="180913" calcext:value-type="float">
            <text:p>180913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38:35</text:p>
          </table:table-cell>
          <table:table-cell office:value-type="float" office:value="0.056944" calcext:value-type="float">
            <text:p>0.056944</text:p>
          </table:table-cell>
          <table:table-cell office:value-type="float" office:value="0.011153" calcext:value-type="float">
            <text:p>0.011153</text:p>
          </table:table-cell>
          <table:table-cell office:value-type="float" office:value="0" calcext:value-type="float">
            <text:p>0</text:p>
          </table:table-cell>
          <table:table-cell office:value-type="float" office:value="136319" calcext:value-type="float">
            <text:p>136319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38:36</text:p>
          </table:table-cell>
          <table:table-cell office:value-type="float" office:value="0.02731" calcext:value-type="float">
            <text:p>0.02731</text:p>
          </table:table-cell>
          <table:table-cell office:value-type="float" office:value="0.006751" calcext:value-type="float">
            <text:p>0.006751</text:p>
          </table:table-cell>
          <table:table-cell office:value-type="float" office:value="0" calcext:value-type="float">
            <text:p>0</text:p>
          </table:table-cell>
          <table:table-cell office:value-type="float" office:value="133104" calcext:value-type="float">
            <text:p>13310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38:37</text:p>
          </table:table-cell>
          <table:table-cell office:value-type="float" office:value="0.034985" calcext:value-type="float">
            <text:p>0.034985</text:p>
          </table:table-cell>
          <table:table-cell office:value-type="float" office:value="0.010639" calcext:value-type="float">
            <text:p>0.010639</text:p>
          </table:table-cell>
          <table:table-cell office:value-type="float" office:value="0" calcext:value-type="float">
            <text:p>0</text:p>
          </table:table-cell>
          <table:table-cell office:value-type="float" office:value="167092" calcext:value-type="float">
            <text:p>167092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38:38</text:p>
          </table:table-cell>
          <table:table-cell office:value-type="float" office:value="0.087331" calcext:value-type="float">
            <text:p>0.087331</text:p>
          </table:table-cell>
          <table:table-cell office:value-type="float" office:value="0.008784" calcext:value-type="float">
            <text:p>0.008784</text:p>
          </table:table-cell>
          <table:table-cell office:value-type="float" office:value="0" calcext:value-type="float">
            <text:p>0</text:p>
          </table:table-cell>
          <table:table-cell office:value-type="float" office:value="143781" calcext:value-type="float">
            <text:p>143781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38:39</text:p>
          </table:table-cell>
          <table:table-cell office:value-type="float" office:value="0.11166" calcext:value-type="float">
            <text:p>0.11166</text:p>
          </table:table-cell>
          <table:table-cell office:value-type="float" office:value="0.011547" calcext:value-type="float">
            <text:p>0.011547</text:p>
          </table:table-cell>
          <table:table-cell office:value-type="float" office:value="0" calcext:value-type="float">
            <text:p>0</text:p>
          </table:table-cell>
          <table:table-cell office:value-type="float" office:value="148501" calcext:value-type="float">
            <text:p>148501</text:p>
          </table:table-cell>
          <table:table-cell office:value-type="float" office:value="891" calcext:value-type="float">
            <text:p>8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3T10:40:29.397532734</dc:date>
    <meta:editing-duration>PT33S</meta:editing-duration>
    <meta:editing-cycles>1</meta:editing-cycles>
    <meta:document-statistic meta:table-count="1" meta:cell-count="77" meta:object-count="1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4.001cm" svg:y="4.005cm" style:legend-expansion="high" chart:style-name="ch2"/>
        <chart:plot-area chart:style-name="ch3" table:cell-range-address="test220.G1:test220.G11 test220.C1:test220.D11" chart:data-source-has-labels="row" svg:x="0.32cm" svg:y="0.18cm" svg:width="13.361cm" svg:height="8.64cm">
          <chartooo:coordinate-region svg:x="1.232cm" svg:y="0.353cm" svg:width="12.077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220.C2:test220.C11" chart:label-cell-address="test220.C1:test220.C1" chart:class="chart:scatter">
            <chart:domain table:cell-range-address="test220.G2:test220.G11"/>
            <chart:data-point chart:repeated="10"/>
          </chart:series>
          <chart:series chart:style-name="ch7" chart:values-cell-range-address="test220.D2:test220.D11" chart:label-cell-address="test220.D1:test220.D1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20.C1:test220.C1</svg:desc>
                </draw:g>
              </table:table-cell>
              <table:table-cell office:value-type="string">
                <text:p>xfertime</text:p>
                <draw:g>
                  <svg:desc>test220.D1:test22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3">
                <text:p>493</text:p>
                <draw:g>
                  <svg:desc>test220.G2:test220.G11</svg:desc>
                </draw:g>
              </table:table-cell>
              <table:table-cell office:value-type="float" office:value="0.075783">
                <text:p>0.075783</text:p>
                <draw:g>
                  <svg:desc>test220.C2:test220.C11</svg:desc>
                </draw:g>
              </table:table-cell>
              <table:table-cell office:value-type="float" office:value="0.012824">
                <text:p>0.012824</text:p>
                <draw:g>
                  <svg:desc>test220.D2:test220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0">
                <text:p>920</text:p>
              </table:table-cell>
              <table:table-cell office:value-type="float" office:value="0.039783">
                <text:p>0.039783</text:p>
              </table:table-cell>
              <table:table-cell office:value-type="float" office:value="0.008286">
                <text:p>0.008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6">
                <text:p>896</text:p>
              </table:table-cell>
              <table:table-cell office:value-type="float" office:value="0.043125">
                <text:p>0.043125</text:p>
              </table:table-cell>
              <table:table-cell office:value-type="float" office:value="0.009014">
                <text:p>0.009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6">
                <text:p>896</text:p>
              </table:table-cell>
              <table:table-cell office:value-type="float" office:value="0.059958">
                <text:p>0.059958</text:p>
              </table:table-cell>
              <table:table-cell office:value-type="float" office:value="0.010283">
                <text:p>0.0102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5">
                <text:p>825</text:p>
              </table:table-cell>
              <table:table-cell office:value-type="float" office:value="0.062273">
                <text:p>0.062273</text:p>
              </table:table-cell>
              <table:table-cell office:value-type="float" office:value="0.011713">
                <text:p>0.0117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0">
                <text:p>950</text:p>
              </table:table-cell>
              <table:table-cell office:value-type="float" office:value="0.056944">
                <text:p>0.056944</text:p>
              </table:table-cell>
              <table:table-cell office:value-type="float" office:value="0.011153">
                <text:p>0.011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6">
                <text:p>896</text:p>
              </table:table-cell>
              <table:table-cell office:value-type="float" office:value="0.02731">
                <text:p>0.02731</text:p>
              </table:table-cell>
              <table:table-cell office:value-type="float" office:value="0.006751">
                <text:p>0.0067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">
                <text:p>900</text:p>
              </table:table-cell>
              <table:table-cell office:value-type="float" office:value="0.034985">
                <text:p>0.034985</text:p>
              </table:table-cell>
              <table:table-cell office:value-type="float" office:value="0.010639">
                <text:p>0.0106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4">
                <text:p>894</text:p>
              </table:table-cell>
              <table:table-cell office:value-type="float" office:value="0.087331">
                <text:p>0.087331</text:p>
              </table:table-cell>
              <table:table-cell office:value-type="float" office:value="0.008784">
                <text:p>0.0087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1">
                <text:p>891</text:p>
              </table:table-cell>
              <table:table-cell office:value-type="float" office:value="0.11166">
                <text:p>0.11166</text:p>
              </table:table-cell>
              <table:table-cell office:value-type="float" office:value="0.011547">
                <text:p>0.0115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